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do text</text:p><text:p text:style-name="P18">from document(at=reference, format='odt')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do section- if not len(licence_helper.getLastInquiry().getClaimants()) &gt; 0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do section- if (licence_helper.getLastInquiry().getClaimants()) &gt; 0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do text for claimant in licence_helper.getLastInquiry().getClaimants()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do text</text:p><text:p text:style-name="P18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1T14:32:45.888530515</dc:date>
    <meta:editing-duration>PT1H52M11S</meta:editing-duration>
    <meta:editing-cycles>27</meta:editing-cycles>
    <meta:generator>LibreOffice/6.3.5.2$Linux_X86_64 LibreOffice_project/30$Build-2</meta:generator>
    <meta:document-statistic meta:table-count="0" meta:image-count="0" meta:object-count="0" meta:page-count="1" meta:paragraph-count="16" meta:word-count="183" meta:character-count="1297" meta:non-whitespace-character-count="1164"/>
  </office:meta>
</office:document-meta>
</file>